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ee4" officeooo:paragraph-rsid="0016fee4"/>
    </style:style>
    <style:style style:name="P2" style:family="paragraph" style:parent-style-name="Title"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svg:stroke-width="0.0799in" svg:stroke-color="#000000" draw:marker-start-width="0.2575in" draw:marker-end-width="0.2575in" draw:fill-color="#ffffff" draw:textarea-horizontal-align="justify" draw:textarea-vertical-align="middle" draw:auto-grow-height="false" fo:min-height="2.252in" fo:min-width="8.3882in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name="Shape1" draw:style-name="gr1" draw:text-style-name="P4" svg:width="9.6752in" svg:height="4.6594in" svg:x="0.3098in" svg:y="0.8362in"><text:p text:style-name="P3"><text:span text:style-name="T1">TuxCon</text:span><text:span text:style-name="T2"> </text:span></text:p><draw:enhanced-geometry svg:viewBox="0 0 21600 21600" draw:text-areas="0 ?f0 ?f5 ?f2" draw:mirror-horizontal="true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00:13:02.551768983</meta:creation-date>
    <meta:print-date>2018-06-09T00:19:51.933715705</meta:print-date>
    <dc:date>2018-06-09T00:37:10.515317165</dc:date>
    <meta:editing-duration>PT13M57S</meta:editing-duration>
    <meta:editing-cycles>2</meta:editing-cycles>
    <meta:generator>LibreOffice/5.4.6.2$Linux_X86_64 LibreOffice_project/4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